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ource Sans Pro" svg:font-family="&quot;Source Sans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thin solid #000000" fo:border-left="thick solid #000000" fo:border-right="thin solid #000000"/>
    </style:style>
    <style:style style:name="ce3" style:family="table-cell" style:parent-style-name="Default" style:data-style-name="N0">
      <style:table-cell-properties fo:border-top="thick solid #000000" fo:border-bottom="thin solid #000000" fo:border-left="thin solid #000000" fo:border-right="thin solid #000000"/>
    </style:style>
    <style:style style:name="ce4" style:family="table-cell" style:parent-style-name="Default" style:data-style-name="N0">
      <style:table-cell-properties fo:border-top="thick solid #000000" fo:border-bottom="thin solid #000000" fo:border-left="thin solid #000000" fo:border-right="thick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37">
      <style:table-cell-properties fo:border="thin solid #000000"/>
    </style:style>
    <style:style style:name="ce8" style:family="table-cell" style:parent-style-name="Default" style:data-style-name="N36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10" style:family="table-cell" style:parent-style-name="Default" style:data-style-name="N36">
      <style:table-cell-properties fo:border-top="thin solid #000000" fo:border-bottom="thin solid #000000" fo:border-left="thin solid #000000" fo:border-right="thick solid #000000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fo:border-top="thin solid #000000" fo:border-bottom="thick solid #000000" fo:border-left="thick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14" style:family="table-cell" style:parent-style-name="Default" style:data-style-name="N37">
      <style:table-cell-properties fo:border-top="thin solid #000000" fo:border-bottom="thick solid #000000" fo:border-left="thin solid #000000" fo:border-right="thin solid #000000"/>
    </style:style>
    <style:style style:name="ce15" style:family="table-cell" style:parent-style-name="Default" style:data-style-name="N36">
      <style:table-cell-properties fo:border-top="thin solid #000000" fo:border-bottom="thick solid #000000" fo:border-left="thin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thick solid #000000" fo:border-left="thin solid #000000" fo:border-right="thick solid #000000"/>
    </style:style>
    <style:style style:name="ce17" style:family="table-cell" style:parent-style-name="Default" style:data-style-name="N36">
      <style:table-cell-properties fo:border-top="thin solid #000000" fo:border-bottom="thick solid #000000" fo:border-left="thin solid #000000" fo:border-right="thick solid #000000"/>
    </style:style>
    <style:style style:name="ce18" style:family="table-cell" style:parent-style-name="Default" style:data-style-name="N37"/>
    <style:style style:name="ce19" style:family="table-cell" style:parent-style-name="Default" style:data-style-name="N36"/>
    <style:style style:name="ce20" style:family="table-cell" style:parent-style-name="Default" style:data-style-name="N37">
      <style:table-cell-properties fo:border-top="thick solid #000000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thick solid #000000" fo:border-bottom="thin solid #000000" fo:border-left="thin solid #000000" fo:border-right="thin solid #000000"/>
    </style:style>
    <style:style style:name="ce22" style:family="table-cell" style:parent-style-name="Default" style:data-style-name="N0">
      <style:table-cell-properties fo:border="thin solid #000000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3" style:family="table-cell" style:parent-style-name="Default" style:data-style-name="N0">
      <style:table-cell-properties fo:border-top="thin solid #000000" fo:border-bottom="thick solid #000000" fo:border-left="thin solid #000000" fo:border-right="thin solid #000000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4" style:family="table-cell" style:parent-style-name="Default" style:data-style-name="N0">
      <style:table-cell-properties fo:border-top="thick solid #000000" fo:border-bottom="thin solid #000000" fo:border-left="thin solid #000000" fo:border-right="thin solid #000000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5" style:family="table-cell" style:parent-style-name="Default" style:data-style-name="N0">
      <style:table-cell-properties fo:border-top="thick solid #000000" fo:border-bottom="thin solid #000000" fo:border-left="thin solid #000000" fo:border-right="thin solid #000000" fo:background-color="transparent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6" style:family="table-cell" style:parent-style-name="Default" style:data-style-name="N0">
      <style:table-cell-properties fo:border="thin solid #000000" fo:background-color="transparent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7" style:family="table-cell" style:parent-style-name="Default" style:data-style-name="N0">
      <style:table-cell-properties fo:border="thin solid #000000" style:vertical-align="middle" fo:background-color="transparent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8" style:family="table-cell" style:parent-style-name="Default" style:data-style-name="N0">
      <style:table-cell-properties fo:border="thin solid #000000" style:vertical-align="middle"/>
    </style:style>
    <style:style style:name="ce29" style:family="table-cell" style:parent-style-name="Default" style:data-style-name="N36">
      <style:table-cell-properties fo:border="thin solid #000000" style:vertical-align="middle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top" fo:wrap-option="wrap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31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transparent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32" style:family="table-cell" style:parent-style-name="Default" style:data-style-name="N0">
      <style:table-cell-properties fo:border-top="thick solid #000000" fo:border-bottom="thin solid #000000" fo:border-left="thin solid #000000" fo:border-right="thin solid #000000" fo:background-color="transparent"/>
    </style:style>
    <style:style style:name="ce33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transparent"/>
    </style:style>
    <style:style style:name="ce34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middle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0472222222222cm"/>
    </style:style>
    <style:style style:name="co3" style:family="table-column">
      <style:table-column-properties fo:break-before="auto" style:column-width="1.67569444444444cm"/>
    </style:style>
    <style:style style:name="co4" style:family="table-column">
      <style:table-column-properties fo:break-before="auto" style:column-width="4.99180555555556cm"/>
    </style:style>
    <style:style style:name="co5" style:family="table-column">
      <style:table-column-properties fo:break-before="auto" style:column-width="6.31472222222222cm"/>
    </style:style>
    <style:style style:name="co6" style:family="table-column">
      <style:table-column-properties fo:break-before="auto" style:column-width="1.41111111111111cm"/>
    </style:style>
    <style:style style:name="co7" style:family="table-column">
      <style:table-column-properties fo:break-before="auto" style:column-width="2.02847222222222cm"/>
    </style:style>
    <style:style style:name="co8" style:family="table-column">
      <style:table-column-properties fo:break-before="auto" style:column-width="3.45722222222222cm"/>
    </style:style>
    <style:style style:name="co9" style:family="table-column">
      <style:table-column-properties fo:break-before="auto" style:column-width="7.97277777777778cm"/>
    </style:style>
    <style:style style:name="co10" style:family="table-column">
      <style:table-column-properties fo:break-before="auto" style:column-width="4.9036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27.5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16367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8" table:style-name="ce1"/>
          <table:table-cell office:value-type="string" table:style-name="ce2">
            <text:p>Hardware</text:p>
          </table:table-cell>
          <table:table-cell office:value-type="string" table:style-name="ce3">
            <text:p>Amount</text:p>
          </table:table-cell>
          <table:table-cell office:value-type="string" table:style-name="ce3">
            <text:p>Avg. Price Euro</text:p>
          </table:table-cell>
          <table:table-cell office:value-type="string" table:style-name="ce3">
            <text:p>Avg. Price</text:p>
          </table:table-cell>
          <table:table-cell office:value-type="string" table:style-name="ce3">
            <text:p>Avg. Price Altogether<text:s/></text:p>
          </table:table-cell>
          <table:table-cell office:value-type="string" table:style-name="ce4">
            <text:p>Comments</text:p>
          </table:table-cell>
          <table:table-cell table:style-name="ce1"/>
          <table:table-cell office:value-type="string" table:style-name="ce2">
            <text:p>Part</text:p>
          </table:table-cell>
          <table:table-cell office:value-type="string" table:style-name="ce4">
            <text:p>Price</text:p>
          </table:table-cell>
          <table:table-cell table:number-columns-repeated="16366"/>
        </table:table-row>
        <table:table-row table:style-name="ro1">
          <table:table-cell/>
          <table:table-cell table:number-columns-repeated="8" table:style-name="ce1"/>
          <table:table-cell office:value-type="string" table:style-name="ce5">
            <text:p>Arduino Megas</text:p>
          </table:table-cell>
          <table:table-cell office:value-type="float" office:value="2" table:style-name="ce6">
            <text:p>2</text:p>
          </table:table-cell>
          <table:table-cell table:style-name="ce7"/>
          <table:table-cell office:value-type="currency" office:value="35" table:style-name="ce8">
            <text:p>£35.00</text:p>
          </table:table-cell>
          <table:table-cell office:value-type="currency" office:value="35" table:style-name="ce8">
            <text:p>£35.00</text:p>
          </table:table-cell>
          <table:table-cell table:style-name="ce9"/>
          <table:table-cell table:style-name="ce1"/>
          <table:table-cell office:value-type="string" office:string-value="Hand/Forearm (Left)" table:formula="of:=[.I10]" table:style-name="ce5">
            <text:p>Hand/Forearm (Left)</text:p>
          </table:table-cell>
          <table:table-cell office:value-type="currency" office:value="227.94" table:formula="of:=SUM([.N10:.N14])" table:style-name="ce10">
            <text:p>£227.94</text:p>
          </table:table-cell>
          <table:table-cell table:number-columns-repeated="16366"/>
        </table:table-row>
        <table:table-row table:style-name="ro1">
          <table:table-cell/>
          <table:table-cell table:style-name="ce11"/>
          <table:table-cell table:number-columns-repeated="7" table:style-name="ce1"/>
          <table:table-cell office:value-type="string" table:style-name="ce5">
            <text:p>M3x20mm</text:p>
          </table:table-cell>
          <table:table-cell office:value-type="float" office:value="50" table:style-name="ce6">
            <text:p>50</text:p>
          </table:table-cell>
          <table:table-cell table:style-name="ce7"/>
          <table:table-cell office:value-type="currency" office:value="10" table:style-name="ce8">
            <text:p>£10.00</text:p>
          </table:table-cell>
          <table:table-cell office:value-type="currency" office:value="10" table:style-name="ce8">
            <text:p>£10.00</text:p>
          </table:table-cell>
          <table:table-cell table:style-name="ce9"/>
          <table:table-cell table:style-name="ce1"/>
          <table:table-cell office:value-type="string" office:string-value="Arms and shoulders (Left, right)" table:formula="of:=[.I15]" table:style-name="ce5">
            <text:p>Arms and shoulders (Left, right)</text:p>
          </table:table-cell>
          <table:table-cell office:value-type="currency" office:value="249.92" table:formula="of:=SUM([.N15:.N17])" table:style-name="ce10">
            <text:p>£249.92</text:p>
          </table:table-cell>
          <table:table-cell table:number-columns-repeated="16366"/>
        </table:table-row>
        <table:table-row table:style-name="ro1">
          <table:table-cell/>
          <table:table-cell table:style-name="ce11"/>
          <table:table-cell table:number-columns-repeated="7" table:style-name="ce1"/>
          <table:table-cell office:value-type="string" table:style-name="ce5">
            <text:p>M4x20mm</text:p>
          </table:table-cell>
          <table:table-cell office:value-type="float" office:value="50" table:style-name="ce6">
            <text:p>50</text:p>
          </table:table-cell>
          <table:table-cell table:style-name="ce7"/>
          <table:table-cell office:value-type="currency" office:value="10" table:style-name="ce8">
            <text:p>£10.00</text:p>
          </table:table-cell>
          <table:table-cell office:value-type="currency" office:value="10" table:style-name="ce8">
            <text:p>£10.00</text:p>
          </table:table-cell>
          <table:table-cell table:style-name="ce9"/>
          <table:table-cell table:style-name="ce1"/>
          <table:table-cell office:value-type="string" office:string-value="Head and Torso" table:formula="of:=[.I18]" table:style-name="ce5">
            <text:p>Head and Torso</text:p>
          </table:table-cell>
          <table:table-cell office:value-type="currency" office:value="283.02999999999997" table:formula="of:=SUM([.N18:.N31])" table:style-name="ce10">
            <text:p>£283.03</text:p>
          </table:table-cell>
          <table:table-cell table:number-columns-repeated="16366"/>
        </table:table-row>
        <table:table-row table:style-name="ro2">
          <table:table-cell/>
          <table:table-cell table:style-name="ce11"/>
          <table:table-cell table:number-columns-repeated="7" table:style-name="ce1"/>
          <table:table-cell office:value-type="string" table:style-name="ce12">
            <text:p>M8x100mm</text:p>
          </table:table-cell>
          <table:table-cell office:value-type="float" office:value="15" table:style-name="ce13">
            <text:p>15</text:p>
          </table:table-cell>
          <table:table-cell table:style-name="ce14"/>
          <table:table-cell office:value-type="currency" office:value="10" table:style-name="ce15">
            <text:p>£10.00</text:p>
          </table:table-cell>
          <table:table-cell office:value-type="currency" office:value="10" table:style-name="ce15">
            <text:p>£10.00</text:p>
          </table:table-cell>
          <table:table-cell table:style-name="ce16"/>
          <table:table-cell table:style-name="ce1"/>
          <table:table-cell office:value-type="string" office:string-value="Stomach" table:formula="of:=[.I32]" table:style-name="ce12">
            <text:p>Stomach</text:p>
          </table:table-cell>
          <table:table-cell office:value-type="currency" office:value="126" table:formula="of:=SUM([.N32:.N33])" table:style-name="ce17">
            <text:p>£126.00</text:p>
          </table:table-cell>
          <table:table-cell table:number-columns-repeated="16366"/>
        </table:table-row>
        <table:table-row table:style-name="ro2">
          <table:table-cell/>
          <table:table-cell table:style-name="ce11"/>
          <table:table-cell table:number-columns-repeated="9" table:style-name="ce1"/>
          <table:table-cell table:style-name="ce18"/>
          <table:table-cell table:style-name="ce19"/>
          <table:table-cell table:number-columns-repeated="16371" table:style-name="ce1"/>
        </table:table-row>
        <table:table-row table:style-name="ro2">
          <table:table-cell/>
          <table:table-cell table:style-name="ce11"/>
          <table:table-cell table:number-columns-repeated="9" table:style-name="ce1"/>
          <table:table-cell table:style-name="ce18"/>
          <table:table-cell table:style-name="ce19"/>
          <table:table-cell table:number-columns-repeated="4" table:style-name="ce1"/>
          <table:table-cell table:style-name="ce19"/>
          <table:table-cell table:number-columns-repeated="16366"/>
        </table:table-row>
        <table:table-row table:style-name="ro3">
          <table:table-cell/>
          <table:table-cell table:style-name="ce11"/>
          <table:table-cell table:number-columns-repeated="6" table:style-name="ce1"/>
          <table:table-cell office:value-type="string" table:number-columns-spanned="1" table:number-rows-spanned="5" table:style-name="ce34">
            <text:p>Hand/Forearm (Left)</text:p>
          </table:table-cell>
          <table:table-cell office:value-type="string" table:style-name="ce3">
            <text:p>Servos HK15298B</text:p>
          </table:table-cell>
          <table:table-cell office:value-type="float" office:value="10" table:style-name="ce3">
            <text:p>10</text:p>
          </table:table-cell>
          <table:table-cell table:style-name="ce20"/>
          <table:table-cell office:value-type="currency" office:value="18.71" table:style-name="ce21">
            <text:p>£18.71</text:p>
          </table:table-cell>
          <table:table-cell office:value-type="currency" office:value="187.1" table:style-name="ce21">
            <text:p>£187.10</text:p>
          </table:table-cell>
          <table:table-cell table:style-name="ce4"/>
          <table:table-cell table:number-columns-repeated="16369" table:style-name="ce1"/>
        </table:table-row>
        <table:table-row table:style-name="ro3">
          <table:table-cell/>
          <table:table-cell table:style-name="ce11"/>
          <table:table-cell table:number-columns-repeated="6" table:style-name="ce1"/>
          <table:covered-table-cell/>
          <table:table-cell office:value-type="string" table:style-name="ce6">
            <text:p>Servos MG996r</text:p>
          </table:table-cell>
          <table:table-cell office:value-type="float" office:value="2" table:style-name="ce6">
            <text:p>2</text:p>
          </table:table-cell>
          <table:table-cell table:style-name="ce7"/>
          <table:table-cell office:value-type="currency" office:value="14" table:style-name="ce8">
            <text:p>£14.00</text:p>
          </table:table-cell>
          <table:table-cell office:value-type="currency" office:value="14" table:style-name="ce8">
            <text:p>£14.00</text:p>
          </table:table-cell>
          <table:table-cell table:style-name="ce9"/>
          <table:table-cell table:number-columns-repeated="16369" table:style-name="ce1"/>
        </table:table-row>
        <table:table-row table:style-name="ro3">
          <table:table-cell/>
          <table:table-cell table:style-name="ce11"/>
          <table:table-cell table:number-columns-repeated="6" table:style-name="ce1"/>
          <table:covered-table-cell/>
          <table:table-cell office:value-type="string" table:style-name="ce22">
            <text:p>0,8mm braided /fishing line, 200LB</text:p>
          </table:table-cell>
          <table:table-cell table:style-name="ce6"/>
          <table:table-cell table:style-name="ce7"/>
          <table:table-cell office:value-type="currency" office:value="6" table:style-name="ce8">
            <text:p>£6.00</text:p>
          </table:table-cell>
          <table:table-cell office:value-type="currency" office:value="6" table:style-name="ce8">
            <text:p>£6.00</text:p>
          </table:table-cell>
          <table:table-cell table:style-name="ce9"/>
          <table:table-cell table:number-columns-repeated="16369" table:style-name="ce1"/>
        </table:table-row>
        <table:table-row table:style-name="ro3">
          <table:table-cell/>
          <table:table-cell table:style-name="ce11"/>
          <table:table-cell table:number-columns-repeated="6" table:style-name="ce1"/>
          <table:covered-table-cell/>
          <table:table-cell office:value-type="string" table:style-name="ce22">
            <text:p>Miscealenous Bolts</text:p>
          </table:table-cell>
          <table:table-cell table:style-name="ce6"/>
          <table:table-cell table:style-name="ce7"/>
          <table:table-cell office:value-type="currency" office:value="10" table:style-name="ce8">
            <text:p>£10.00</text:p>
          </table:table-cell>
          <table:table-cell office:value-type="currency" office:value="10" table:style-name="ce8">
            <text:p>£10.00</text:p>
          </table:table-cell>
          <table:table-cell table:style-name="ce9"/>
          <table:table-cell table:number-columns-repeated="16369" table:style-name="ce1"/>
        </table:table-row>
        <table:table-row table:style-name="ro3">
          <table:table-cell/>
          <table:table-cell table:number-columns-repeated="7" table:style-name="ce1"/>
          <table:covered-table-cell/>
          <table:table-cell office:value-type="string" table:style-name="ce23">
            <text:p>extension spring 0.51mm diameter</text:p>
          </table:table-cell>
          <table:table-cell office:value-type="float" office:value="10" table:style-name="ce13">
            <text:p>10</text:p>
          </table:table-cell>
          <table:table-cell table:style-name="ce14"/>
          <table:table-cell office:value-type="currency" office:value="1.0840000000000001" table:style-name="ce15">
            <text:p>£1.08</text:p>
          </table:table-cell>
          <table:table-cell office:value-type="currency" office:value="10.84" table:formula="of:=[.M14]*[.K14]" table:style-name="ce15">
            <text:p>£10.84</text:p>
          </table:table-cell>
          <table:table-cell table:style-name="ce16"/>
          <table:table-cell table:number-columns-repeated="16369" table:style-name="ce1"/>
        </table:table-row>
        <table:table-row table:style-name="ro3">
          <table:table-cell/>
          <table:table-cell table:number-columns-repeated="7" table:style-name="ce1"/>
          <table:table-cell office:value-type="string" table:number-columns-spanned="1" table:number-rows-spanned="3" table:style-name="ce34">
            <text:p>Arms and shoulders (Left, right)</text:p>
          </table:table-cell>
          <table:table-cell office:value-type="string" table:style-name="ce24">
            <text:p>Hitec HS805BB</text:p>
          </table:table-cell>
          <table:table-cell office:value-type="float" office:value="8" table:style-name="ce3">
            <text:p>8</text:p>
          </table:table-cell>
          <table:table-cell office:value-type="currency" office:value="250" table:style-name="ce20">
            <text:p>€ 250.00</text:p>
          </table:table-cell>
          <table:table-cell office:value-type="currency" office:value="29.99" table:style-name="ce21">
            <text:p>£29.99</text:p>
          </table:table-cell>
          <table:table-cell office:value-type="currency" office:value="239.92" table:formula="of:=[.M15]*[.K15]" table:style-name="ce21">
            <text:p>£239.92</text:p>
          </table:table-cell>
          <table:table-cell table:style-name="ce4"/>
          <table:table-cell table:number-columns-repeated="16369" table:style-name="ce1"/>
        </table:table-row>
        <table:table-row table:style-name="ro3">
          <table:table-cell/>
          <table:table-cell table:number-columns-repeated="7" table:style-name="ce1"/>
          <table:covered-table-cell/>
          <table:table-cell office:value-type="string" table:style-name="ce22">
            <text:p>1500gr black, yellow, natural ABS</text:p>
          </table:table-cell>
          <table:table-cell table:style-name="ce6"/>
          <table:table-cell table:style-name="ce7"/>
          <table:table-cell office:value-type="currency" office:value="0" table:style-name="ce8">
            <text:p>£0.00</text:p>
          </table:table-cell>
          <table:table-cell table:style-name="ce8"/>
          <table:table-cell office:value-type="string" table:style-name="ce9">
            <text:p>Might substitute for normal PLA</text:p>
          </table:table-cell>
          <table:table-cell table:number-columns-repeated="16369" table:style-name="ce1"/>
        </table:table-row>
        <table:table-row table:style-name="ro3">
          <table:table-cell table:number-columns-repeated="8"/>
          <table:covered-table-cell/>
          <table:table-cell office:value-type="string" table:style-name="ce23">
            <text:p>Miscealenous Bolts</text:p>
          </table:table-cell>
          <table:table-cell table:style-name="ce13"/>
          <table:table-cell office:value-type="currency" office:value="10" table:style-name="ce14">
            <text:p>€ 10.00</text:p>
          </table:table-cell>
          <table:table-cell office:value-type="currency" office:value="10" table:style-name="ce15">
            <text:p>£10.00</text:p>
          </table:table-cell>
          <table:table-cell office:value-type="currency" office:value="10" table:style-name="ce15">
            <text:p>£10.00</text:p>
          </table:table-cell>
          <table:table-cell table:style-name="ce16"/>
          <table:table-cell table:number-columns-repeated="16369"/>
        </table:table-row>
        <table:table-row table:style-name="ro3">
          <table:table-cell table:number-columns-repeated="8"/>
          <table:table-cell office:value-type="string" table:number-columns-spanned="1" table:number-rows-spanned="14" table:style-name="ce34">
            <text:p>Head and Torso</text:p>
          </table:table-cell>
          <table:table-cell office:value-type="string" table:style-name="ce25">
            <text:p>Hitec HS805BB</text:p>
          </table:table-cell>
          <table:table-cell office:value-type="float" office:value="2" table:style-name="ce3">
            <text:p>2</text:p>
          </table:table-cell>
          <table:table-cell table:style-name="ce20"/>
          <table:table-cell office:value-type="currency" office:value="29.99" table:style-name="ce21">
            <text:p>£29.99</text:p>
          </table:table-cell>
          <table:table-cell office:value-type="currency" office:value="59.98" table:formula="of:=[.M18]*[.K18]" table:style-name="ce21">
            <text:p>£59.98</text:p>
          </table:table-cell>
          <table:table-cell table:style-name="ce4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HK15298B servos</text:p>
          </table:table-cell>
          <table:table-cell office:value-type="float" office:value="3" table:style-name="ce6">
            <text:p>3</text:p>
          </table:table-cell>
          <table:table-cell table:style-name="ce7"/>
          <table:table-cell office:value-type="currency" office:value="20.02" table:style-name="ce8">
            <text:p>£20.02</text:p>
          </table:table-cell>
          <table:table-cell office:value-type="currency" office:value="60.06" table:formula="of:=[.M19]*[.K19]" table:style-name="ce8">
            <text:p>£60.06</text:p>
          </table:table-cell>
          <table:table-cell office:value-type="string" table:style-name="ce9">
            <text:p>Neck tilting and jaw mechanism</text:p>
          </table:table-cell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DS929hv Corona servo or similar</text:p>
          </table:table-cell>
          <table:table-cell office:value-type="float" office:value="2" table:style-name="ce6">
            <text:p>2</text:p>
          </table:table-cell>
          <table:table-cell table:style-name="ce7"/>
          <table:table-cell office:value-type="currency" office:value="7.8" table:style-name="ce8">
            <text:p>£7.80</text:p>
          </table:table-cell>
          <table:table-cell office:value-type="currency" office:value="15.6" table:formula="of:=[.M20]*[.K20]" table:style-name="ce8">
            <text:p>£15.60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Camera Hercules HD or LifeCam3000 Microsoft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currency" office:value="30.7" table:style-name="ce8">
            <text:p>£30.70</text:p>
          </table:table-cell>
          <table:table-cell office:value-type="currency" office:value="30.7" table:formula="of:=[.M21]*[.K21]" table:style-name="ce8">
            <text:p>£30.70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Kinect xbox 360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currency" office:value="36.659999999999997" table:style-name="ce8">
            <text:p>£36.66</text:p>
          </table:table-cell>
          <table:table-cell office:value-type="currency" office:value="36.659999999999997" table:formula="of:=[.M22]*[.K22]" table:style-name="ce8">
            <text:p>£36.66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natural ABS</text:p>
          </table:table-cell>
          <table:table-cell office:value-type="string" table:style-name="ce6">
            <text:p>4kg</text:p>
          </table:table-cell>
          <table:table-cell table:style-name="ce7"/>
          <table:table-cell table:number-columns-repeated="2" table:style-name="ce8"/>
          <table:table-cell office:value-type="string" table:style-name="ce9">
            <text:p>Might substitute for normal PLA</text:p>
          </table:table-cell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Braided Thread/fishing line<text:s/></text:p>
          </table:table-cell>
          <table:table-cell office:value-type="string" table:style-name="ce6">
            <text:p>200lb</text:p>
          </table:table-cell>
          <table:table-cell office:value-type="currency" office:value="5" table:style-name="ce7">
            <text:p>€ 5.00</text:p>
          </table:table-cell>
          <table:table-cell office:value-type="currency" office:value="13.99" table:style-name="ce8">
            <text:p>£13.99</text:p>
          </table:table-cell>
          <table:table-cell office:value-type="currency" office:value="13.99" table:formula="of:=[.M24]" table:style-name="ce8">
            <text:p>£13.99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Miscealenous Bolts</text:p>
          </table:table-cell>
          <table:table-cell office:value-type="float" office:value="1" table:style-name="ce6">
            <text:p>1</text:p>
          </table:table-cell>
          <table:table-cell office:value-type="currency" office:value="10" table:style-name="ce7">
            <text:p>€ 10.00</text:p>
          </table:table-cell>
          <table:table-cell office:value-type="currency" office:value="10" table:style-name="ce8">
            <text:p>£10.00</text:p>
          </table:table-cell>
          <table:table-cell office:value-type="currency" office:value="10" table:formula="of:=[.M25]*[.K25]" table:style-name="ce8">
            <text:p>£10.00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1500gr natural ABS</text:p>
          </table:table-cell>
          <table:table-cell table:style-name="ce6"/>
          <table:table-cell table:style-name="ce7"/>
          <table:table-cell table:style-name="ce8"/>
          <table:table-cell office:value-type="currency" office:value="0" table:formula="of:=[.M26]*[.K26]" table:style-name="ce8">
            <text:p>£0.00</text:p>
          </table:table-cell>
          <table:table-cell office:value-type="string" office:string-value="Might substitute for normal PLA" table:formula="of:=[.O16]" table:style-name="ce9">
            <text:p>Might substitute for normal PLA</text:p>
          </table:table-cell>
          <table:table-cell table:number-columns-repeated="16369"/>
        </table:table-row>
        <table:table-row table:style-name="ro4">
          <table:table-cell table:number-columns-repeated="8"/>
          <table:covered-table-cell/>
          <table:table-cell office:value-type="string" table:style-name="ce27">
            <text:p>Battery 6V12AH + battery charger 6V1.5A</text:p>
          </table:table-cell>
          <table:table-cell office:value-type="float" office:value="1" table:style-name="ce28">
            <text:p>1</text:p>
          </table:table-cell>
          <table:table-cell table:style-name="ce7"/>
          <table:table-cell office:value-type="currency" office:value="12" table:style-name="ce29">
            <text:p>£12.00</text:p>
          </table:table-cell>
          <table:table-cell office:value-type="currency" office:value="12" table:formula="of:=[.M27]*[.K27]" table:style-name="ce29">
            <text:p>£12.00</text:p>
          </table:table-cell>
          <table:table-cell office:value-type="string" table:style-name="ce30">
            <text:p>(The robot requires only one battery to work, and the charger should keep the battery topped up during use.) Alternatively when running the whole day, I used a eFuel switch Power supply 6V-15V Output 20Amps but it is not really enough for the full robot. So I’m currently using a 6V 60Amps Switching Power Supply. Here is a link for a 6V 50Amps: http://www.ebay.ca/itm/New-6V-Power-Supply-300W-6V-50A-Switching-Power-Supply-WITH-CE-/182703380182?hash=item2a89f856d6:g:dJ4AAOxyXHpSTJZ-</text:p>
          </table:table-cell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Mini PC speaker 80hm 10W</text:p>
          </table:table-cell>
          <table:table-cell office:value-type="float" office:value="2" table:style-name="ce6">
            <text:p>2</text:p>
          </table:table-cell>
          <table:table-cell table:style-name="ce7"/>
          <table:table-cell office:value-type="currency" office:value="12.12" table:style-name="ce8">
            <text:p>£12.12</text:p>
          </table:table-cell>
          <table:table-cell office:value-type="currency" office:value="24.24" table:style-name="ce8">
            <text:p>£24.24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Mini amplifier 6v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currency" office:value="5" table:style-name="ce8">
            <text:p>£5.00</text:p>
          </table:table-cell>
          <table:table-cell office:value-type="currency" office:value="5" table:style-name="ce8">
            <text:p>£5.00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PIR sensor retriggered</text:p>
          </table:table-cell>
          <table:table-cell office:value-type="float" office:value="1" table:style-name="ce6">
            <text:p>1</text:p>
          </table:table-cell>
          <table:table-cell table:style-name="ce7"/>
          <table:table-cell office:value-type="currency" office:value="12.8" table:style-name="ce8">
            <text:p>£12.80</text:p>
          </table:table-cell>
          <table:table-cell office:value-type="currency" office:value="12.8" table:formula="of:=[.M30]*[.K30]" table:style-name="ce8">
            <text:p>£12.80</text:p>
          </table:table-cell>
          <table:table-cell table:style-name="ce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31">
            <text:p>Cables and Wires</text:p>
          </table:table-cell>
          <table:table-cell office:value-type="float" office:value="1" table:style-name="ce13">
            <text:p>1</text:p>
          </table:table-cell>
          <table:table-cell table:style-name="ce14"/>
          <table:table-cell office:value-type="currency" office:value="2" table:style-name="ce15">
            <text:p>£2.00</text:p>
          </table:table-cell>
          <table:table-cell office:value-type="currency" office:value="2" table:formula="of:=[.M31]*[.K31]" table:style-name="ce15">
            <text:p>£2.00</text:p>
          </table:table-cell>
          <table:table-cell table:style-name="ce16"/>
          <table:table-cell table:number-columns-repeated="16369"/>
        </table:table-row>
        <table:table-row table:style-name="ro3">
          <table:table-cell table:number-columns-repeated="8"/>
          <table:table-cell office:value-type="string" table:number-columns-spanned="1" table:number-rows-spanned="2" table:style-name="ce34">
            <text:p>Stomach</text:p>
          </table:table-cell>
          <table:table-cell office:value-type="string" table:style-name="ce25">
            <text:p>Hitec HS805BB</text:p>
          </table:table-cell>
          <table:table-cell office:value-type="float" office:value="2" table:style-name="ce32">
            <text:p>2</text:p>
          </table:table-cell>
          <table:table-cell table:style-name="ce20"/>
          <table:table-cell office:value-type="currency" office:value="31.5" table:style-name="ce21">
            <text:p>£31.50</text:p>
          </table:table-cell>
          <table:table-cell office:value-type="currency" office:value="63" table:formula="of:=[.M32]*[.K32]" table:style-name="ce21">
            <text:p>£63.00</text:p>
          </table:table-cell>
          <table:table-cell table:style-name="ce4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31">
            <text:p>Hitec HS805BB or HK15338</text:p>
          </table:table-cell>
          <table:table-cell office:value-type="float" office:value="2" table:style-name="ce33">
            <text:p>2</text:p>
          </table:table-cell>
          <table:table-cell table:style-name="ce14"/>
          <table:table-cell office:value-type="currency" office:value="31.5" table:style-name="ce15">
            <text:p>£31.50</text:p>
          </table:table-cell>
          <table:table-cell office:value-type="currency" office:value="63" table:formula="of:=[.M33]*[.K33]" table:style-name="ce15">
            <text:p>£63.00</text:p>
          </table:table-cell>
          <table:table-cell table:style-name="ce16"/>
          <table:table-cell table:number-columns-repeated="16369"/>
        </table:table-row>
        <table:table-row table:style-name="ro2">
          <table:table-cell table:number-columns-repeated="8"/>
          <table:table-cell table:style-name="ce11"/>
          <table:table-cell table:number-columns-repeated="2" table:style-name="ce1"/>
          <table:table-cell table:style-name="ce18"/>
          <table:table-cell table:number-columns-repeated="16372" table:style-name="ce1"/>
        </table:table-row>
        <table:table-row table:number-rows-repeated="3" table:style-name="ro5">
          <table:table-cell table:number-columns-repeated="16384"/>
        </table:table-row>
        <table:table-row table:style-name="ro1">
          <table:table-cell table:number-columns-repeated="8"/>
          <table:table-cell table:number-columns-repeated="4" table:style-name="ce1"/>
          <table:table-cell office:value-type="string" table:style-name="ce1">
            <text:p>Overall Price</text:p>
          </table:table-cell>
          <table:table-cell office:value-type="currency" office:value="886.8900000000001" table:formula="of:=SUM([.N10:.N33])" table:style-name="ce19">
            <text:p>£886.89</text:p>
          </table:table-cell>
          <table:table-cell table:number-columns-repeated="16370" table:style-name="ce1"/>
        </table:table-row>
        <table:table-row table:number-rows-repeated="104853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ource Sans Pro" svg:font-family="&quot;Source Sans Pro&quot;"/>
  </office:font-face-decls>
  <office:styles>
    <number:number-style style:name="N0">
      <number:number number:min-integer-digits="1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number:currency-symbol number:language="en" number:country="GB">€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Benjamin Bithrey</meta:initial-creator>
    <dc:creator>John Pipe</dc:creator>
    <meta:creation-date>2022-02-12T21:49:42Z</meta:creation-date>
    <dc:date>2022-11-03T12:54:45Z</dc:date>
  </office:meta>
</office:document-meta>
</file>